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296 - mens. 09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39:27.20584920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39:27.21200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3:28</meta:creation-date>
    <dc:date>2025-10-20T18:40:08.422176100</dc:date>
    <meta:print-date>2019-09-20T16:21:56.762000000</meta:print-date>
    <dc:language>pt-PT</dc:language>
    <meta:editing-cycles>812</meta:editing-cycles>
    <meta:editing-duration>P3DT18H59M9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